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Caching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CachingConfig.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Tests.bothSetOnlyResolverI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ableCachingTests.emptyConfig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CacheManagerConfigurer.c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Tests.multipleCacheManager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ableCachingTests.singleCacheManag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ull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.c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urer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ConfigSupportConfig.c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las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.c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urer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Tests.multipleCacheManagerBeans_implementsCaching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Caching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acheManagerConfig.c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urer.c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ustom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Tests.ke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ableCachingTests.cache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ableCachingTests.multipleCachingConfigur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ullCachingConfig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Tests.noCacheManager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